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Malgun Gothic" svg:font-family="'Malgun Gothic'"/>
    <style:font-face style:name="OpenSymbol" svg:font-family="OpenSymbol"/>
    <style:font-face style:name="Times New Roman" svg:font-family="'Times New Roman'"/>
    <style:font-face style:name="바탕" svg:font-family="바탕"/>
    <style:font-face style:name="Liberation Serif" svg:font-family="'Liberation Serif'" style:font-family-generic="roman" style:font-pitch="variable"/>
    <style:font-face style:name="바탕1" svg:font-family="바탕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바탕2" svg:font-family="바탕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 style:join-border="true"/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8pt" fo:letter-spacing="normal" fo:language="en" fo:country="US" fo:font-style="normal" fo:text-shadow="none" style:text-underline-style="none" fo:font-weight="bold" style:letter-kerning="true" fo:background-color="transparent" style:font-name-asian="바탕" style:font-size-asian="18pt" style:language-asian="ko" style:country-asian="KR" style:font-style-asian="normal" style:font-weight-asian="bold" style:font-name-complex="Times New Roman" style:font-size-complex="18pt" style:language-complex="hi" style:country-complex="IN" style:font-style-complex="normal" style:font-weight-complex="bold" style:text-emphasize="none" style:text-scale="100%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 style:join-border="true"/>
      <style:text-properties fo:font-variant="normal" fo:text-transform="none" style:use-window-font-color="true" style:text-outline="false" style:text-line-through-style="none" style:text-line-through-type="none" style:text-position="0% 100%" style:font-name="바탕" fo:font-size="12pt" fo:letter-spacing="normal" fo:language="en" fo:country="US" fo:font-style="normal" fo:text-shadow="none" style:text-underline-style="none" fo:font-weight="normal" style:letter-kerning="true" fo:background-color="transparent" style:font-name-asian="바탕" style:font-size-asian="10.5pt" style:language-asian="ko" style:country-asian="KR" style:font-style-asian="normal" style:font-weight-asian="normal" style:font-name-complex="바탕" style:font-size-complex="12pt" style:language-complex="hi" style:country-complex="IN" style:font-style-complex="normal" style:font-weight-complex="normal" style:text-emphasize="none" style:text-scale="100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0.635cm" fo:text-align="start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 style:join-border="true"/>
      <style:text-properties fo:font-variant="normal" fo:text-transform="none" style:use-window-font-color="true" style:text-outline="false" style:text-line-through-style="none" style:text-line-through-type="none" style:text-position="0% 100%" style:font-name="바탕" fo:font-size="10pt" fo:letter-spacing="normal" fo:language="en" fo:country="US" fo:font-style="normal" fo:text-shadow="none" style:text-underline-style="none" fo:font-weight="normal" style:letter-kerning="true" fo:background-color="transparent" style:font-name-asian="바탕" style:font-size-asian="10pt" style:language-asian="ko" style:country-asian="KR" style:font-style-asian="normal" style:font-weight-asian="normal" style:font-name-complex="바탕" style:font-size-complex="10pt" style:language-complex="hi" style:country-complex="IN" style:font-style-complex="normal" style:font-weight-complex="normal" style:text-emphasize="none" style:text-scale="100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0.635cm" fo:text-align="start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 style:join-border="true"/>
      <style:text-properties fo:font-variant="normal" fo:text-transform="none" fo:color="#6699cc" style:text-outline="false" style:text-line-through-style="none" style:text-line-through-type="none" style:text-position="0% 100%" style:font-name="Times New Roman" fo:font-size="11pt" fo:letter-spacing="normal" fo:language="en" fo:country="US" fo:font-style="normal" fo:text-shadow="none" style:text-underline-style="none" fo:font-weight="bold" style:letter-kerning="true" fo:background-color="transparent" style:font-name-asian="바탕" style:font-size-asian="11pt" style:language-asian="ko" style:country-asian="KR" style:font-style-asian="normal" style:font-weight-asian="bold" style:font-name-complex="Times New Roman" style:font-size-complex="11pt" style:language-complex="hi" style:country-complex="IN" style:font-style-complex="normal" style:font-weight-complex="bold" style:text-emphasize="none" style:text-scale="100%"/>
    </style:style>
    <style:style style:name="P5" style:family="paragraph" style:parent-style-name="Standard">
      <style:paragraph-properties fo:margin-left="0cm" fo:margin-right="0cm" fo:margin-top="0cm" fo:margin-bottom="0.247cm" loext:contextual-spacing="false" fo:line-height="120%" fo:text-align="center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 style:join-border="true"/>
      <style:text-properties fo:font-variant="normal" fo:text-transform="none" style:use-window-font-color="true" style:text-outline="false" style:text-line-through-style="none" style:text-line-through-type="none" style:text-position="0% 100%" style:font-name="바탕" fo:font-size="12pt" fo:letter-spacing="normal" fo:language="en" fo:country="US" fo:font-style="normal" fo:text-shadow="none" style:text-underline-style="none" fo:font-weight="normal" style:letter-kerning="true" fo:background-color="transparent" style:font-name-asian="바탕" style:font-size-asian="10.5pt" style:language-asian="ko" style:country-asian="KR" style:font-style-asian="normal" style:font-weight-asian="normal" style:font-name-complex="바탕" style:font-size-complex="12pt" style:language-complex="hi" style:country-complex="IN" style:font-style-complex="normal" style:font-weight-complex="normal" style:text-emphasize="none" style:text-scale="100%"/>
    </style:style>
    <style:style style:name="P6" style:family="paragraph" style:parent-style-name="Standard">
      <style:paragraph-properties fo:margin-left="-1.998cm" fo:margin-right="0cm" fo:margin-top="0cm" fo:margin-bottom="0cm" loext:contextual-spacing="false" fo:line-height="0.564cm" fo:text-align="center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 style:join-border="true"/>
      <style:text-properties fo:font-variant="normal" fo:text-transform="none" fo:color="#3b3838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바탕" style:font-size-asian="10pt" style:language-asian="ko" style:country-asian="KR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text-scale="100%"/>
    </style:style>
    <style:style style:name="P7" style:family="paragraph" style:parent-style-name="Standard">
      <style:paragraph-properties fo:margin-left="1.6cm" fo:margin-right="0cm" fo:margin-top="0cm" fo:margin-bottom="0cm" loext:contextual-spacing="false" fo:line-height="0.564cm" fo:text-align="start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 style:join-border="true"/>
      <style:text-properties fo:font-variant="normal" fo:text-transform="none" fo:color="#3b3838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바탕" style:font-size-asian="10pt" style:language-asian="ko" style:country-asian="KR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text-scale="100%"/>
    </style:style>
    <style:style style:name="P8" style:family="paragraph" style:parent-style-name="Standard">
      <style:paragraph-properties fo:margin-left="1.6cm" fo:margin-right="0cm" fo:margin-top="0cm" fo:margin-bottom="0cm" loext:contextual-spacing="false" fo:line-height="0.564cm" fo:text-align="start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 style:join-border="true"/>
      <style:text-properties fo:font-variant="normal" fo:text-transform="none" style:use-window-font-color="true" style:text-outline="false" style:text-line-through-style="none" style:text-line-through-type="none" style:text-position="0% 100%" style:font-name="바탕" fo:font-size="10pt" fo:letter-spacing="normal" fo:language="en" fo:country="US" fo:font-style="normal" fo:text-shadow="none" style:text-underline-style="none" fo:font-weight="normal" style:letter-kerning="true" fo:background-color="transparent" style:font-name-asian="바탕" style:font-size-asian="10pt" style:language-asian="ko" style:country-asian="KR" style:font-style-asian="normal" style:font-weight-asian="normal" style:font-name-complex="바탕" style:font-size-complex="10pt" style:language-complex="hi" style:country-complex="IN" style:font-style-complex="normal" style:font-weight-complex="normal" style:text-emphasize="none" style:text-scale="100%"/>
    </style:style>
    <style:style style:name="P9" style:family="paragraph" style:parent-style-name="Standard">
      <style:paragraph-properties fo:margin-left="1.251cm" fo:margin-right="0cm" fo:margin-top="0cm" fo:margin-bottom="0cm" loext:contextual-spacing="false" fo:line-height="0.635cm" fo:text-align="start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 style:join-border="true"/>
      <style:text-properties fo:font-variant="normal" fo:text-transform="none" fo:color="#3b3838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바탕" style:font-size-asian="10pt" style:language-asian="ko" style:country-asian="KR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text-scale="100%"/>
    </style:style>
    <style:style style:name="P10" style:family="paragraph" style:parent-style-name="Standard">
      <style:paragraph-properties fo:margin-left="1.251cm" fo:margin-right="0cm" fo:margin-top="0cm" fo:margin-bottom="0cm" loext:contextual-spacing="false" fo:line-height="0.635cm" fo:text-align="start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 style:join-border="true"/>
      <style:text-properties fo:font-variant="normal" fo:text-transform="none" style:use-window-font-color="true" style:text-outline="false" style:text-line-through-style="none" style:text-line-through-type="none" style:text-position="0% 100%" style:font-name="바탕" fo:font-size="10pt" fo:letter-spacing="normal" fo:language="en" fo:country="US" fo:font-style="normal" fo:text-shadow="none" style:text-underline-style="none" fo:font-weight="normal" style:letter-kerning="true" fo:background-color="transparent" style:font-name-asian="바탕" style:font-size-asian="10pt" style:language-asian="ko" style:country-asian="KR" style:font-style-asian="normal" style:font-weight-asian="normal" style:font-name-complex="바탕" style:font-size-complex="10pt" style:language-complex="hi" style:country-complex="IN" style:font-style-complex="normal" style:font-weight-complex="normal" style:text-emphasize="none" style:text-scale="100%"/>
    </style:style>
    <style:style style:name="P11" style:family="paragraph" style:parent-style-name="Standard">
      <style:paragraph-properties fo:margin-left="1.251cm" fo:margin-right="0cm" fo:margin-top="0cm" fo:margin-bottom="0.247cm" loext:contextual-spacing="false" fo:line-height="100%" fo:text-align="start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 style:join-border="true"/>
      <style:text-properties fo:font-variant="normal" fo:text-transform="none" fo:color="#3b3838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바탕" style:font-size-asian="10pt" style:language-asian="ko" style:country-asian="KR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text-scale="100%"/>
    </style:style>
    <style:style style:name="P12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center" style:justify-single-word="false" fo:keep-together="auto" fo:text-indent="0cm" style:auto-text-indent="false" style:page-number="auto" style:shadow="none" fo:keep-with-next="auto" text:number-lines="true" text:line-number="0" style:text-autospace="none" style:punctuation-wrap="hanging" style:line-break="strict" style:join-border="true"/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8pt" fo:letter-spacing="normal" fo:language="en" fo:country="US" fo:font-style="normal" fo:text-shadow="none" style:text-underline-style="none" fo:font-weight="bold" style:letter-kerning="true" fo:background-color="transparent" style:font-name-asian="바탕" style:font-size-asian="18pt" style:language-asian="ko" style:country-asian="KR" style:font-style-asian="normal" style:font-weight-asian="bold" style:font-name-complex="Times New Roman" style:font-size-complex="18pt" style:language-complex="hi" style:country-complex="IN" style:font-style-complex="normal" style:font-weight-complex="bold" style:text-emphasize="none" style:text-scale="100%"/>
    </style:style>
    <style:style style:name="P13" style:family="paragraph" style:parent-style-name="Standard" style:list-style-name="PO_5f_L1">
      <style:paragraph-properties fo:margin-left="1.27cm" fo:margin-right="0cm" fo:margin-top="0cm" fo:margin-bottom="0cm" loext:contextual-spacing="false" fo:line-height="0.635cm" fo:text-align="start" style:justify-single-word="false" fo:keep-together="auto" fo:text-indent="-0.635cm" style:auto-text-indent="false" style:shadow="none" fo:keep-with-next="auto" text:number-lines="true" text:line-number="0" style:text-autospace="none" style:punctuation-wrap="hanging" style:line-break="strict" style:join-border="true"/>
      <style:text-properties fo:font-variant="normal" fo:text-transform="none" fo:color="#3b3838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bold" style:letter-kerning="true" fo:background-color="transparent" style:font-name-asian="바탕" style:font-size-asian="10pt" style:language-asian="ko" style:country-asian="KR" style:font-style-asian="normal" style:font-weight-asian="bold" style:font-name-complex="Times New Roman" style:font-size-complex="10pt" style:language-complex="hi" style:country-complex="IN" style:font-style-complex="normal" style:font-weight-complex="bold" style:text-emphasize="none" style:text-scale="100%"/>
    </style:style>
    <style:style style:name="P14" style:family="paragraph" style:parent-style-name="Standard" style:list-style-name="PO_5f_L2">
      <style:paragraph-properties fo:margin-left="1.27cm" fo:margin-right="0cm" fo:margin-top="0cm" fo:margin-bottom="0cm" loext:contextual-spacing="false" fo:line-height="0.635cm" fo:text-align="start" style:justify-single-word="false" fo:keep-together="auto" fo:text-indent="-0.635cm" style:auto-text-indent="false" style:shadow="none" fo:keep-with-next="auto" text:number-lines="true" text:line-number="0" style:text-autospace="none" style:punctuation-wrap="hanging" style:line-break="strict" style:join-border="true"/>
      <style:text-properties fo:font-variant="normal" fo:text-transform="none" fo:color="#3b3838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bold" style:letter-kerning="true" fo:background-color="transparent" style:font-name-asian="바탕" style:font-size-asian="10pt" style:language-asian="ko" style:country-asian="KR" style:font-style-asian="normal" style:font-weight-asian="bold" style:font-name-complex="Times New Roman" style:font-size-complex="10pt" style:language-complex="hi" style:country-complex="IN" style:font-style-complex="normal" style:font-weight-complex="bold" style:text-emphasize="none" style:text-scale="100%"/>
    </style:style>
    <style:style style:name="P15" style:family="paragraph" style:parent-style-name="Standard" style:list-style-name="PO_5f_L3">
      <style:paragraph-properties fo:margin-left="1.27cm" fo:margin-right="0cm" fo:margin-top="0cm" fo:margin-bottom="0cm" loext:contextual-spacing="false" fo:line-height="0.635cm" fo:text-align="start" style:justify-single-word="false" fo:keep-together="auto" fo:text-indent="-0.635cm" style:auto-text-indent="false" style:shadow="none" fo:keep-with-next="auto" text:number-lines="true" text:line-number="0" style:text-autospace="none" style:punctuation-wrap="hanging" style:line-break="strict" style:join-border="true"/>
      <style:text-properties fo:font-variant="normal" fo:text-transform="none" fo:color="#3b3838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bold" style:letter-kerning="true" fo:background-color="transparent" style:font-name-asian="바탕" style:font-size-asian="10pt" style:language-asian="ko" style:country-asian="KR" style:font-style-asian="normal" style:font-weight-asian="bold" style:font-name-complex="Times New Roman" style:font-size-complex="10pt" style:language-complex="hi" style:country-complex="IN" style:font-style-complex="normal" style:font-weight-complex="bold" style:text-emphasize="none" style:text-scale="100%"/>
    </style:style>
    <style:style style:name="P16" style:family="paragraph" style:parent-style-name="Standard" style:list-style-name="PO_5f_L4">
      <style:paragraph-properties fo:margin-left="1.27cm" fo:margin-right="0cm" fo:margin-top="0cm" fo:margin-bottom="0cm" loext:contextual-spacing="false" fo:line-height="0.635cm" fo:text-align="start" style:justify-single-word="false" fo:keep-together="auto" fo:text-indent="-0.635cm" style:auto-text-indent="false" style:shadow="none" fo:keep-with-next="auto" text:number-lines="true" text:line-number="0" style:text-autospace="none" style:punctuation-wrap="hanging" style:line-break="strict" style:join-border="true"/>
      <style:text-properties fo:font-variant="normal" fo:text-transform="none" fo:color="#3b3838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바탕" style:font-size-asian="10pt" style:language-asian="ko" style:country-asian="KR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text-scale="100%"/>
    </style:style>
    <style:style style:name="P17" style:family="paragraph" style:parent-style-name="Standard" style:list-style-name="PO_5f_L5">
      <style:paragraph-properties fo:margin-left="1.27cm" fo:margin-right="0cm" fo:margin-top="0cm" fo:margin-bottom="0cm" loext:contextual-spacing="false" fo:line-height="0.635cm" fo:text-align="start" style:justify-single-word="false" fo:keep-together="auto" fo:text-indent="-0.635cm" style:auto-text-indent="false" style:shadow="none" fo:keep-with-next="auto" text:number-lines="true" text:line-number="0" style:text-autospace="none" style:punctuation-wrap="hanging" style:line-break="strict" style:join-border="true"/>
      <style:text-properties fo:font-variant="normal" fo:text-transform="none" fo:color="#3b3838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바탕" style:font-size-asian="10pt" style:language-asian="ko" style:country-asian="KR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text-scale="100%"/>
    </style:style>
    <style:style style:name="P18" style:family="paragraph" style:parent-style-name="Standard" style:list-style-name="PO_5f_L6">
      <style:paragraph-properties fo:margin-left="1.27cm" fo:margin-right="0cm" fo:margin-top="0cm" fo:margin-bottom="0cm" loext:contextual-spacing="false" fo:line-height="0.635cm" fo:text-align="start" style:justify-single-word="false" fo:keep-together="auto" fo:text-indent="-0.635cm" style:auto-text-indent="false" style:shadow="none" fo:keep-with-next="auto" text:number-lines="true" text:line-number="0" style:text-autospace="none" style:punctuation-wrap="hanging" style:line-break="strict" style:join-border="true"/>
      <style:text-properties fo:font-variant="normal" fo:text-transform="none" fo:color="#3b3838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바탕" style:font-size-asian="10pt" style:language-asian="ko" style:country-asian="KR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text-scale="100%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바탕" fo:font-size="10pt" fo:letter-spacing="normal" fo:language="en" fo:country="US" fo:font-style="normal" fo:text-shadow="none" style:text-underline-style="none" fo:font-weight="normal" style:letter-kerning="true" fo:background-color="transparent" loext:char-shading-value="0" style:font-name-asian="바탕" style:font-size-asian="10pt" style:language-asian="ko" style:country-asian="KR" style:font-style-asian="normal" style:font-weight-asian="normal" style:font-name-complex="바탕" style:font-size-complex="10pt" style:language-complex="hi" style:country-complex="IN" style:font-style-complex="normal" style:font-weight-complex="normal" style:text-emphasize="none" style:text-scale="100%"/>
    </style:style>
    <style:style style:name="T2" style:family="text">
      <style:text-properties fo:font-variant="normal" fo:text-transform="none" fo:color="#3b3838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loext:char-shading-value="0" style:font-name-asian="바탕" style:font-size-asian="10pt" style:language-asian="ko" style:country-asian="KR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text-scale="100%"/>
    </style:style>
    <style:style style:name="T3" style:family="text">
      <style:text-properties fo:font-variant="normal" fo:text-transform="none" fo:color="#3b3838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loext:char-shading-value="0" style:font-name-asian="바탕" style:font-size-asian="10pt" style:language-asian="zxx" style:country-asian="none" style:font-style-asian="normal" style:font-weight-asian="normal" style:font-name-complex="Times New Roman" style:font-size-complex="10pt" style:language-complex="zxx" style:country-complex="none" style:font-style-complex="normal" style:font-weight-complex="normal" style:text-emphasize="none" style:text-scale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">[Your Name]</text:p>
      <text:p text:style-name="P2"/>
      <text:p text:style-name="P5"/>
      <text:p text:style-name="P6">19, Gasan digital 1-ro, Geumcheon-gu, Seoul, Republic of Korea</text:p>
      <text:p text:style-name="P7">123-456-789</text:p>
      <text:p text:style-name="P8"><text:a xlink:type="simple" xlink:href="mailto:my-email@infraware.co.kr" text:style-name="Internet_20_link" text:visited-style-name="Visited_20_Internet_20_Link"><text:span text:style-name="T3">my-email@infraware.co.kr</text:span></text:a></text:p>
      <text:p text:style-name="P8"/>
      <text:p text:style-name="P8"/>
      <text:p text:style-name="P8"/>
      <text:p text:style-name="P4">Education</text:p>
      <text:list xml:id="list4145965287801553529" text:style-name="PO_5f_L1">
        <text:list-item>
          <text:p text:style-name="P13">1997-2001 HARVARD BUSINESS SCHOOL (HBS), BOSTON, MA</text:p>
        </text:list-item>
      </text:list>
      <text:p text:style-name="P9">Master of Business Administration degree.</text:p>
      <text:p text:style-name="P3"/>
      <text:p text:style-name="P4">Related Experience</text:p>
      <text:list xml:id="list2042317648543485540" text:style-name="PO_5f_L2">
        <text:list-item>
          <text:p text:style-name="P14">2006-2010 INTERNATIONAL ACCOUNTING CO., LTD SEOUL / LONDON / <text:s/>WASHINGTON</text:p>
        </text:list-item>
      </text:list>
      <text:p text:style-name="P9">Chairman &amp; Chief Executive Officer</text:p>
      <text:list xml:id="list4451805501635067344" text:style-name="PO_5f_L3">
        <text:list-item>
          <text:p text:style-name="P15">2002-2005 Job title, company name, city</text:p>
        </text:list-item>
      </text:list>
      <text:p text:style-name="P10"><text:span text:style-name="T2">Pellentesque scelerisque aliquet malesuada. Quisque commodo sem non pretium bibendum. Nam vitae neque eget urna scelerisque placerat et at mauris</text:span><text:span text:style-name="T1"> </text:span></text:p>
      <text:p text:style-name="P10"/>
      <text:p text:style-name="P4">Language &amp; Skill</text:p>
      <text:list xml:id="list3456768228833106950" text:style-name="PO_5f_L4">
        <text:list-item>
          <text:p text:style-name="P16">English – Native Language</text:p>
        </text:list-item>
        <text:list-item>
          <text:p text:style-name="P16">French – Speak fluently and read/write with high proficiency </text:p>
        </text:list-item>
        <text:list-item>
          <text:p text:style-name="P16">Computer program - JAVA script</text:p>
        </text:list-item>
      </text:list>
      <text:p text:style-name="P10"/>
      <text:p text:style-name="P4">Award</text:p>
      <text:list xml:id="list7074361029457934557" text:style-name="PO_5f_L5">
        <text:list-item>
          <text:p text:style-name="P17">Silver - Awarded by infra QUIZ</text:p>
        </text:list-item>
      </text:list>
      <text:p text:style-name="P10"/>
      <text:p text:style-name="P4">Personal</text:p>
      <text:list xml:id="list1202596717894334792" text:style-name="PO_5f_L6">
        <text:list-item>
          <text:p text:style-name="P18">Sports - Tennis, swimming, Gum-do, etc</text:p>
        </text:list-item>
        <text:list-item>
          <text:p text:style-name="P18">Etc</text:p>
        </text:list-item>
      </text:list>
      <text:p text:style-name="P9">Curabitur at adipiscing nisi. Lorem ipsum dolor sit amet, consectetur adipiscing elit. </text:p>
      <text:p text:style-name="P9">Nulla aliquet sit amet massa non lacinia. Cras eget enim ultrices, varius nisl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Malgun Gothic" svg:font-family="'Malgun Gothic'"/>
    <style:font-face style:name="OpenSymbol" svg:font-family="OpenSymbol"/>
    <style:font-face style:name="Times New Roman" svg:font-family="'Times New Roman'"/>
    <style:font-face style:name="바탕" svg:font-family="바탕"/>
    <style:font-face style:name="Liberation Serif" svg:font-family="'Liberation Serif'" style:font-family-generic="roman" style:font-pitch="variable"/>
    <style:font-face style:name="바탕1" svg:font-family="바탕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바탕2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바탕1" fo:font-size="12pt" fo:language="en" fo:country="US" style:font-name-asian="바탕2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class="text">
      <style:paragraph-properties fo:margin-left="0cm" fo:margin-right="0cm" fo:margin-top="0.422cm" fo:margin-bottom="0.212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fo:font-size="14pt" fo:letter-spacing="normal" fo:language="en" fo:country="US" fo:font-style="normal" fo:text-shadow="none" style:text-underline-style="none" fo:font-weight="normal" style:letter-kerning="true" fo:background-color="transparent" style:font-name-asian="바탕" style:font-family-asian="바탕" style:font-size-asian="14pt" style:language-asian="ko" style:country-asian="KR" style:font-style-asian="normal" style:font-weight-asian="normal" style:font-name-complex="Liberation Sans" style:font-family-complex="'Liberation Sans'" style:font-size-complex="14pt" style:language-complex="hi" style:country-complex="IN" style:font-style-complex="normal" style:font-weight-complex="normal" style:text-emphasize="none" style:text-scale="100%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Heading" style:class="text">
      <style:paragraph-properties fo:margin-left="0cm" fo:margin-right="0cm" fo:margin-top="0cm" fo:margin-bottom="0.282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Malgun Gothic" fo:font-family="'Malgun Gothic'" fo:font-size="14pt" fo:letter-spacing="normal" fo:font-style="normal" fo:text-shadow="none" style:text-underline-style="none" fo:font-weight="normal" style:letter-kerning="true" fo:background-color="transparent" style:font-name-asian="Malgun Gothic" style:font-family-asian="'Malgun Gothic'" style:font-size-asian="14pt" style:language-asian="ko" style:country-asian="KR" style:font-style-asian="normal" style:font-weight-asian="normal" style:font-name-complex="Malgun Gothic" style:font-family-complex="'Malgun Gothic'" style:font-size-complex="14pt" style:font-style-complex="normal" style:font-weight-complex="normal" style:text-emphasize="none" style:text-scale="100%"/>
    </style:style>
    <style:style style:name="Heading_20_2" style:display-name="Heading 2" style:family="paragraph" style:parent-style-name="Heading" style:class="text">
      <style:paragraph-properties fo:margin-left="0cm" fo:margin-right="0cm" fo:margin-top="0cm" fo:margin-bottom="0.282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Malgun Gothic" fo:font-family="'Malgun Gothic'" fo:font-size="10pt" fo:letter-spacing="normal" fo:font-style="normal" fo:text-shadow="none" style:text-underline-style="none" fo:font-weight="normal" style:letter-kerning="true" fo:background-color="transparent" style:font-name-asian="Malgun Gothic" style:font-family-asian="'Malgun Gothic'" style:font-size-asian="10pt" style:language-asian="ko" style:country-asian="KR" style:font-style-asian="normal" style:font-weight-asian="normal" style:font-name-complex="Malgun Gothic" style:font-family-complex="'Malgun Gothic'" style:font-size-complex="10pt" style:font-style-complex="normal" style:font-weight-complex="normal" style:text-emphasize="none" style:text-scale="100%"/>
    </style:style>
    <style:style style:name="Heading_20_3" style:display-name="Heading 3" style:family="paragraph" style:parent-style-name="Heading" style:class="text">
      <style:paragraph-properties fo:margin-left="1.764cm" fo:margin-right="0cm" fo:margin-top="0cm" fo:margin-bottom="0.282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Malgun Gothic" fo:font-family="'Malgun Gothic'" fo:font-size="10pt" fo:letter-spacing="normal" fo:font-style="normal" fo:text-shadow="none" style:text-underline-style="none" fo:font-weight="normal" style:letter-kerning="true" fo:background-color="transparent" style:font-name-asian="Malgun Gothic" style:font-family-asian="'Malgun Gothic'" style:font-size-asian="10pt" style:language-asian="ko" style:country-asian="KR" style:font-style-asian="normal" style:font-weight-asian="normal" style:font-name-complex="Malgun Gothic" style:font-family-complex="'Malgun Gothic'" style:font-size-complex="10pt" style:font-style-complex="normal" style:font-weight-complex="normal" style:text-emphasize="none" style:text-scale="100%"/>
    </style:style>
    <style:style style:name="Heading_20_4" style:display-name="Heading 4" style:family="paragraph" style:parent-style-name="Heading" style:class="text">
      <style:paragraph-properties fo:margin-left="2.117cm" fo:margin-right="0cm" fo:margin-top="0cm" fo:margin-bottom="0.282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Malgun Gothic" fo:font-family="'Malgun Gothic'" fo:font-size="10pt" fo:letter-spacing="normal" fo:font-style="normal" fo:text-shadow="none" style:text-underline-style="none" fo:font-weight="bold" style:letter-kerning="true" fo:background-color="transparent" style:font-name-asian="Malgun Gothic" style:font-family-asian="'Malgun Gothic'" style:font-size-asian="10pt" style:language-asian="ko" style:country-asian="KR" style:font-style-asian="normal" style:font-weight-asian="bold" style:font-name-complex="Malgun Gothic" style:font-family-complex="'Malgun Gothic'" style:font-size-complex="10pt" style:font-style-complex="normal" style:font-weight-complex="bold" style:text-emphasize="none" style:text-scale="100%"/>
    </style:style>
    <style:style style:name="Heading_20_5" style:display-name="Heading 5" style:family="paragraph" style:parent-style-name="Heading" style:class="text">
      <style:paragraph-properties fo:margin-left="2.469cm" fo:margin-right="0cm" fo:margin-top="0cm" fo:margin-bottom="0.282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Malgun Gothic" fo:font-family="'Malgun Gothic'" fo:font-size="10pt" fo:letter-spacing="normal" fo:font-style="normal" fo:text-shadow="none" style:text-underline-style="none" fo:font-weight="normal" style:letter-kerning="true" fo:background-color="transparent" style:font-name-asian="Malgun Gothic" style:font-family-asian="'Malgun Gothic'" style:font-size-asian="10pt" style:language-asian="ko" style:country-asian="KR" style:font-style-asian="normal" style:font-weight-asian="normal" style:font-name-complex="Malgun Gothic" style:font-family-complex="'Malgun Gothic'" style:font-size-complex="10pt" style:font-style-complex="normal" style:font-weight-complex="normal" style:text-emphasize="none" style:text-scale="100%"/>
    </style:style>
    <style:style style:name="Heading_20_6" style:display-name="Heading 6" style:family="paragraph" style:parent-style-name="Heading" style:class="text">
      <style:paragraph-properties fo:margin-left="2.822cm" fo:margin-right="0cm" fo:margin-top="0cm" fo:margin-bottom="0.282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Malgun Gothic" fo:font-family="'Malgun Gothic'" fo:font-size="10pt" fo:letter-spacing="normal" fo:font-style="normal" fo:text-shadow="none" style:text-underline-style="none" fo:font-weight="bold" style:letter-kerning="true" fo:background-color="transparent" style:font-name-asian="Malgun Gothic" style:font-family-asian="'Malgun Gothic'" style:font-size-asian="10pt" style:language-asian="ko" style:country-asian="KR" style:font-style-asian="normal" style:font-weight-asian="bold" style:font-name-complex="Malgun Gothic" style:font-family-complex="'Malgun Gothic'" style:font-size-complex="10pt" style:font-style-complex="normal" style:font-weight-complex="bold" style:text-emphasize="none" style:text-scale="100%"/>
    </style:style>
    <style:style style:name="Heading_20_7" style:display-name="Heading 7" style:family="paragraph" style:parent-style-name="Heading" style:class="text">
      <style:paragraph-properties fo:margin-left="3.175cm" fo:margin-right="0cm" fo:margin-top="0cm" fo:margin-bottom="0.282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Malgun Gothic" fo:font-family="'Malgun Gothic'" fo:font-size="10pt" fo:letter-spacing="normal" fo:font-style="normal" fo:text-shadow="none" style:text-underline-style="none" fo:font-weight="normal" style:letter-kerning="true" fo:background-color="transparent" style:font-name-asian="Malgun Gothic" style:font-family-asian="'Malgun Gothic'" style:font-size-asian="10pt" style:language-asian="ko" style:country-asian="KR" style:font-style-asian="normal" style:font-weight-asian="normal" style:font-name-complex="Malgun Gothic" style:font-family-complex="'Malgun Gothic'" style:font-size-complex="10pt" style:font-style-complex="normal" style:font-weight-complex="normal" style:text-emphasize="none" style:text-scale="100%"/>
    </style:style>
    <style:style style:name="Heading_20_8" style:display-name="Heading 8" style:family="paragraph" style:parent-style-name="Heading" style:class="text">
      <style:paragraph-properties fo:margin-left="3.528cm" fo:margin-right="0cm" fo:margin-top="0cm" fo:margin-bottom="0.282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Malgun Gothic" fo:font-family="'Malgun Gothic'" fo:font-size="10pt" fo:letter-spacing="normal" fo:font-style="normal" fo:text-shadow="none" style:text-underline-style="none" fo:font-weight="normal" style:letter-kerning="true" fo:background-color="transparent" style:font-name-asian="Malgun Gothic" style:font-family-asian="'Malgun Gothic'" style:font-size-asian="10pt" style:language-asian="ko" style:country-asian="KR" style:font-style-asian="normal" style:font-weight-asian="normal" style:font-name-complex="Malgun Gothic" style:font-family-complex="'Malgun Gothic'" style:font-size-complex="10pt" style:font-style-complex="normal" style:font-weight-complex="normal" style:text-emphasize="none" style:text-scale="100%"/>
    </style:style>
    <style:style style:name="Heading_20_9" style:display-name="Heading 9" style:family="paragraph" style:parent-style-name="Heading" style:class="text">
      <style:paragraph-properties fo:margin-left="3.881cm" fo:margin-right="0cm" fo:margin-top="0cm" fo:margin-bottom="0.282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Malgun Gothic" fo:font-family="'Malgun Gothic'" fo:font-size="10pt" fo:letter-spacing="normal" fo:font-style="normal" fo:text-shadow="none" style:text-underline-style="none" fo:font-weight="normal" style:letter-kerning="true" fo:background-color="transparent" style:font-name-asian="Malgun Gothic" style:font-family-asian="'Malgun Gothic'" style:font-size-asian="10pt" style:language-asian="ko" style:country-asian="KR" style:font-style-asian="normal" style:font-weight-asian="normal" style:font-name-complex="Malgun Gothic" style:font-family-complex="'Malgun Gothic'" style:font-size-complex="10pt" style:font-style-complex="normal" style:font-weight-complex="normal" style:text-emphasize="none" style:text-scale="10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Malgun Gothic" fo:font-family="'Malgun Gothic'" fo:font-size="10pt" fo:letter-spacing="normal" fo:font-style="normal" fo:text-shadow="none" style:text-underline-style="none" fo:font-weight="normal" style:letter-kerning="true" fo:background-color="transparent" style:font-name-asian="Malgun Gothic" style:font-family-asian="'Malgun Gothic'" style:font-size-asian="10pt" style:language-asian="ko" style:country-asian="KR" style:font-style-asian="normal" style:font-weight-asian="normal" style:font-name-complex="Malgun Gothic" style:font-family-complex="'Malgun Gothic'" style:font-size-complex="10pt" style:font-style-complex="normal" style:font-weight-complex="normal" style:text-emphasize="none" style:text-scale="100%"/>
    </style:style>
    <style:style style:name="Contents_20_2" style:display-name="Contents 2" style:family="paragraph" style:parent-style-name="Index" style:class="index">
      <style:paragraph-properties fo:margin-left="0.75cm" fo:margin-right="0cm" fo:margin-top="0cm" fo:margin-bottom="0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Malgun Gothic" fo:font-family="'Malgun Gothic'" fo:font-size="10pt" fo:letter-spacing="normal" fo:font-style="normal" fo:text-shadow="none" style:text-underline-style="none" fo:font-weight="normal" style:letter-kerning="true" fo:background-color="transparent" style:font-name-asian="Malgun Gothic" style:font-family-asian="'Malgun Gothic'" style:font-size-asian="10pt" style:language-asian="ko" style:country-asian="KR" style:font-style-asian="normal" style:font-weight-asian="normal" style:font-name-complex="Malgun Gothic" style:font-family-complex="'Malgun Gothic'" style:font-size-complex="10pt" style:font-style-complex="normal" style:font-weight-complex="normal" style:text-emphasize="none" style:text-scale="100%"/>
    </style:style>
    <style:style style:name="Contents_20_3" style:display-name="Contents 3" style:family="paragraph" style:parent-style-name="Index" style:class="index">
      <style:paragraph-properties fo:margin-left="1.499cm" fo:margin-right="0cm" fo:margin-top="0cm" fo:margin-bottom="0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Malgun Gothic" fo:font-family="'Malgun Gothic'" fo:font-size="10pt" fo:letter-spacing="normal" fo:font-style="normal" fo:text-shadow="none" style:text-underline-style="none" fo:font-weight="normal" style:letter-kerning="true" fo:background-color="transparent" style:font-name-asian="Malgun Gothic" style:font-family-asian="'Malgun Gothic'" style:font-size-asian="10pt" style:language-asian="ko" style:country-asian="KR" style:font-style-asian="normal" style:font-weight-asian="normal" style:font-name-complex="Malgun Gothic" style:font-family-complex="'Malgun Gothic'" style:font-size-complex="10pt" style:font-style-complex="normal" style:font-weight-complex="normal" style:text-emphasize="none" style:text-scale="100%"/>
    </style:style>
    <style:style style:name="Contents_20_4" style:display-name="Contents 4" style:family="paragraph" style:parent-style-name="Index" style:class="index">
      <style:paragraph-properties fo:margin-left="2.249cm" fo:margin-right="0cm" fo:margin-top="0cm" fo:margin-bottom="0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Malgun Gothic" fo:font-family="'Malgun Gothic'" fo:font-size="10pt" fo:letter-spacing="normal" fo:font-style="normal" fo:text-shadow="none" style:text-underline-style="none" fo:font-weight="normal" style:letter-kerning="true" fo:background-color="transparent" style:font-name-asian="Malgun Gothic" style:font-family-asian="'Malgun Gothic'" style:font-size-asian="10pt" style:language-asian="ko" style:country-asian="KR" style:font-style-asian="normal" style:font-weight-asian="normal" style:font-name-complex="Malgun Gothic" style:font-family-complex="'Malgun Gothic'" style:font-size-complex="10pt" style:font-style-complex="normal" style:font-weight-complex="normal" style:text-emphasize="none" style:text-scale="100%"/>
    </style:style>
    <style:style style:name="Contents_20_5" style:display-name="Contents 5" style:family="paragraph" style:parent-style-name="Index" style:class="index">
      <style:paragraph-properties fo:margin-left="2.999cm" fo:margin-right="0cm" fo:margin-top="0cm" fo:margin-bottom="0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Malgun Gothic" fo:font-family="'Malgun Gothic'" fo:font-size="10pt" fo:letter-spacing="normal" fo:font-style="normal" fo:text-shadow="none" style:text-underline-style="none" fo:font-weight="normal" style:letter-kerning="true" fo:background-color="transparent" style:font-name-asian="Malgun Gothic" style:font-family-asian="'Malgun Gothic'" style:font-size-asian="10pt" style:language-asian="ko" style:country-asian="KR" style:font-style-asian="normal" style:font-weight-asian="normal" style:font-name-complex="Malgun Gothic" style:font-family-complex="'Malgun Gothic'" style:font-size-complex="10pt" style:font-style-complex="normal" style:font-weight-complex="normal" style:text-emphasize="none" style:text-scale="100%"/>
    </style:style>
    <style:style style:name="Contents_20_6" style:display-name="Contents 6" style:family="paragraph" style:parent-style-name="Index" style:class="index">
      <style:paragraph-properties fo:margin-left="3.748cm" fo:margin-right="0cm" fo:margin-top="0cm" fo:margin-bottom="0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Malgun Gothic" fo:font-family="'Malgun Gothic'" fo:font-size="10pt" fo:letter-spacing="normal" fo:font-style="normal" fo:text-shadow="none" style:text-underline-style="none" fo:font-weight="normal" style:letter-kerning="true" fo:background-color="transparent" style:font-name-asian="Malgun Gothic" style:font-family-asian="'Malgun Gothic'" style:font-size-asian="10pt" style:language-asian="ko" style:country-asian="KR" style:font-style-asian="normal" style:font-weight-asian="normal" style:font-name-complex="Malgun Gothic" style:font-family-complex="'Malgun Gothic'" style:font-size-complex="10pt" style:font-style-complex="normal" style:font-weight-complex="normal" style:text-emphasize="none" style:text-scale="100%"/>
    </style:style>
    <style:style style:name="Contents_20_7" style:display-name="Contents 7" style:family="paragraph" style:parent-style-name="Index" style:class="index">
      <style:paragraph-properties fo:margin-left="4.498cm" fo:margin-right="0cm" fo:margin-top="0cm" fo:margin-bottom="0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Malgun Gothic" fo:font-family="'Malgun Gothic'" fo:font-size="10pt" fo:letter-spacing="normal" fo:font-style="normal" fo:text-shadow="none" style:text-underline-style="none" fo:font-weight="normal" style:letter-kerning="true" fo:background-color="transparent" style:font-name-asian="Malgun Gothic" style:font-family-asian="'Malgun Gothic'" style:font-size-asian="10pt" style:language-asian="ko" style:country-asian="KR" style:font-style-asian="normal" style:font-weight-asian="normal" style:font-name-complex="Malgun Gothic" style:font-family-complex="'Malgun Gothic'" style:font-size-complex="10pt" style:font-style-complex="normal" style:font-weight-complex="normal" style:text-emphasize="none" style:text-scale="100%"/>
    </style:style>
    <style:style style:name="Contents_20_8" style:display-name="Contents 8" style:family="paragraph" style:parent-style-name="Index" style:class="index">
      <style:paragraph-properties fo:margin-left="5.248cm" fo:margin-right="0cm" fo:margin-top="0cm" fo:margin-bottom="0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Malgun Gothic" fo:font-family="'Malgun Gothic'" fo:font-size="10pt" fo:letter-spacing="normal" fo:font-style="normal" fo:text-shadow="none" style:text-underline-style="none" fo:font-weight="normal" style:letter-kerning="true" fo:background-color="transparent" style:font-name-asian="Malgun Gothic" style:font-family-asian="'Malgun Gothic'" style:font-size-asian="10pt" style:language-asian="ko" style:country-asian="KR" style:font-style-asian="normal" style:font-weight-asian="normal" style:font-name-complex="Malgun Gothic" style:font-family-complex="'Malgun Gothic'" style:font-size-complex="10pt" style:font-style-complex="normal" style:font-weight-complex="normal" style:text-emphasize="none" style:text-scale="100%"/>
    </style:style>
    <style:style style:name="Contents_20_9" style:display-name="Contents 9" style:family="paragraph" style:parent-style-name="Index" style:class="index">
      <style:paragraph-properties fo:margin-left="5.997cm" fo:margin-right="0cm" fo:margin-top="0cm" fo:margin-bottom="0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Malgun Gothic" fo:font-family="'Malgun Gothic'" fo:font-size="10pt" fo:letter-spacing="normal" fo:font-style="normal" fo:text-shadow="none" style:text-underline-style="none" fo:font-weight="normal" style:letter-kerning="true" fo:background-color="transparent" style:font-name-asian="Malgun Gothic" style:font-family-asian="'Malgun Gothic'" style:font-size-asian="10pt" style:language-asian="ko" style:country-asian="KR" style:font-style-asian="normal" style:font-weight-asian="normal" style:font-name-complex="Malgun Gothic" style:font-family-complex="'Malgun Gothic'" style:font-size-complex="10pt" style:font-style-complex="normal" style:font-weight-complex="normal" style:text-emphasize="none" style:text-scale="100%"/>
    </style:style>
    <style:style style:name="PO_5f_T7" style:display-name="PO_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OpenSymbol" fo:font-family="OpenSymbol" fo:font-size="10pt" fo:letter-spacing="normal" fo:font-style="normal" fo:text-shadow="none" style:text-underline-style="none" fo:font-weight="normal" style:letter-kerning="false" fo:background-color="transparent" style:font-name-asian="OpenSymbol" style:font-family-asian="OpenSymbol" style:font-size-asian="10pt" style:language-asian="ko" style:country-asian="KR" style:font-style-asian="normal" style:font-weight-asian="normal" style:font-name-complex="OpenSymbol" style:font-family-complex="OpenSymbol" style:font-size-complex="10pt" style:font-style-complex="normal" style:font-weight-complex="normal" style:text-emphasize="none" style:text-scale="100%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PO_5f_L1" style:display-name="PO_L1">
      <text:list-level-style-bullet text:level="1" text:style-name="PO_5f_T7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PO_5f_T7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PO_5f_T7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PO_5f_T7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PO_5f_T7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PO_5f_T7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PO_5f_T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PO_5f_T7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PO_5f_T7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O_5f_L2" style:display-name="PO_L2">
      <text:list-level-style-bullet text:level="1" text:style-name="PO_5f_T7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PO_5f_T7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PO_5f_T7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PO_5f_T7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PO_5f_T7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PO_5f_T7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PO_5f_T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PO_5f_T7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PO_5f_T7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O_5f_L3" style:display-name="PO_L3">
      <text:list-level-style-bullet text:level="1" text:style-name="PO_5f_T7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PO_5f_T7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PO_5f_T7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PO_5f_T7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PO_5f_T7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PO_5f_T7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PO_5f_T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PO_5f_T7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PO_5f_T7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O_5f_L4" style:display-name="PO_L4">
      <text:list-level-style-bullet text:level="1" text:style-name="PO_5f_T7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PO_5f_T7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PO_5f_T7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PO_5f_T7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PO_5f_T7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PO_5f_T7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PO_5f_T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PO_5f_T7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PO_5f_T7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O_5f_L5" style:display-name="PO_L5">
      <text:list-level-style-bullet text:level="1" text:style-name="PO_5f_T7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PO_5f_T7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PO_5f_T7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PO_5f_T7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PO_5f_T7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PO_5f_T7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PO_5f_T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PO_5f_T7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PO_5f_T7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O_5f_L6" style:display-name="PO_L6">
      <text:list-level-style-bullet text:level="1" text:style-name="PO_5f_T7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PO_5f_T7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PO_5f_T7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PO_5f_T7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PO_5f_T7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PO_5f_T7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PO_5f_T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PO_5f_T7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PO_5f_T7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501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3pt solid #cfe7f5" fo:padding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0:38:25.461000000</meta:creation-date>
    <meta:editing-cycles>2</meta:editing-cycles>
    <meta:editing-duration>PT13S</meta:editing-duration>
    <dc:date>2017-03-23T10:38:26.165000000</dc:date>
    <meta:document-statistic meta:table-count="0" meta:image-count="0" meta:object-count="0" meta:page-count="1" meta:paragraph-count="23" meta:word-count="137" meta:character-count="909" meta:non-whitespace-character-count="798"/>
    <meta:generator>LibreOffice/5.2.6.2$Windows_x86 LibreOffice_project/a3100ed2409ebf1c212f5048fbe377c281438fdc</meta:generator>
  </office:meta>
</office:document-meta>
</file>